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draw:page style:family="drawing-page" style:name="a1115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draw:page>
    <draw:frame draw:id="id5" presentation:style-name="a38" draw:name="Title 1" svg:x="0.75in" svg:y="2.32986in" svg:width="8.5in" svg:height="1.60764in" presentation:class="title" presentation:placeholder="false" style:name="a1116">
      <draw:text-box>
        <text:p text:style-name="a37" text:class-names="" text:cond-style-name=""><text:span text:style-name="a35" text:class-names="">Click to edit Master title style</text:span><text:span text:style-name="a36" text:class-names=""/></text:p>
      </draw:text-box>
      <svg:title/>
      <svg:desc/>
    </draw:frame>
    <text:p text:style-name="a37" text:class-names="" text:cond-style-name="" style:name="a1117"><text:span text:style-name="a35" text:class-names="">Click to edit Master title style</text:span><text:span text:style-name="a36" text:class-names=""/></text:p>
    <text:span text:style-name="a35" text:class-names="" style:name="a1118">Click to edit Master title style</text:span>
    <text:span text:style-name="a36" text:class-names="" style:name="a1119"/>
  </office:automatic-styles>
  <office:body>
    <office:presentation>
      <draw:page draw:name="Slide1" draw:style-name="a1115" draw:master-page-name="Master1-Layout1-title-Title-Slide" presentation:presentation-page-layout-name="Master1-PPL1" draw:id="id146">
        <draw:frame draw:id="id147" presentation:style-name="a1116" draw:name="Title 1" svg:x="0.75in" svg:y="2.32986in" svg:width="8.5in" svg:height="1.60764in" presentation:class="title" presentation:placeholder="false">
          <draw:text-box>
            <text:p text:style-name="a1117" text:class-names="" text:cond-style-name=""><text:span text:style-name="a1118" text:class-names="">Click to edit Master title style</text:span><text:span text:style-name="a1119" text:class-names=""/></text:p>
          </draw:text-box>
          <svg:title/>
          <svg:desc/>
        </draw:frame>
      </draw:page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xmlns:number="urn:oasis:names:tc:opendocument:xmlns:datastyl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-Title-and-Text" style:page-layout-name="pageLayout1" draw:style-name="a380">
      <draw:frame draw:id="id63" presentation:style-name="a384" draw:name="Title 1" svg:x="0.5in" svg:y="0.30035in" svg:width="9in" svg:height="1.25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64" presentation:style-name="a401" draw:name="Text Placeholder 2" svg:x="0.5in" svg:y="1.75in" svg:width="9in" svg:height="4.94965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06" draw:name="Date Placeholder 3" svg:x="0.5in" svg:y="6.95139in" svg:width="2.33333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/></text:span><text:span text:style-name="a404" text:class-names=""/></text:p>
        </draw:text-box>
        <svg:title/>
        <svg:desc/>
      </draw:frame>
      <draw:frame draw:id="id66" presentation:style-name="a409" draw:name="Footer Placeholder 4" svg:x="3.41667in" svg:y="6.95139in" svg:width="3.16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7" presentation:style-name="a413" draw:name="Slide Number Placeholder 5" svg:x="7.16667in" svg:y="6.95139in" svg:width="2.33333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14">
      <draw:frame draw:id="id68" presentation:style-name="a418" draw:name="Title 1" svg:x="0.5in" svg:y="0.30035in" svg:width="9in" svg:height="1.25in" presentation:class="title" presentation:placeholder="false">
        <draw:text-box>
          <text:p text:style-name="a417" text:class-names="" text:cond-style-name=""><text:span text:style-name="a415" text:class-names="">Click to edit Master title style</text:span><text:span text:style-name="a416" text:class-names=""/></text:p>
        </draw:text-box>
        <svg:title/>
        <svg:desc/>
      </draw:frame>
      <draw:frame draw:id="id69" presentation:style-name="a435" draw:name="Text Placeholder 2" svg:x="0.5in" svg:y="1.75in" svg:width="4.41667in" svg:height="4.94965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  <text:list text:style-name="a424">
            <text:list-item>
              <text:list text:style-name="a424">
                <text:list-item>
                  <text:p text:style-name="a423" text:class-names="" text:cond-style-name=""><text:span text:style-name="a422" text:class-names="">Second level</text:span></text:p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p text:style-name="a426" text:class-names="" text:cond-style-name=""><text:span text:style-name="a425" text:class-names="">Third level</text:span></text:p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p text:style-name="a429" text:class-names="" text:cond-style-name=""><text:span text:style-name="a4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list text:style-name="a434">
                        <text:list-item>
                          <text:list text:style-name="a434">
                            <text:list-item>
                              <text:p text:style-name="a433" text:class-names="" text:cond-style-name=""><text:span text:style-name="a431" text:class-names="">Fifth level</text:span><text:span text:style-name="a4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52" draw:name="Text Placeholder 3" svg:x="5.08333in" svg:y="1.75in" svg:width="4.41667in" svg:height="4.94965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57" draw:name="Date Placeholder 4" svg:x="0.5in" svg:y="6.95139in" svg:width="2.33333in" svg:height="0.39931in" presentation:class="date-time" presentation:placeholder="false">
        <draw:text-box>
          <text:p text:style-name="a456" text:class-names="" text:cond-style-name=""><text:span text:style-name="a453" text:class-names=""><text:date text:fixed="false" style:data-style-name="a454"/></text:span><text:span text:style-name="a455" text:class-names=""/></text:p>
        </draw:text-box>
        <svg:title/>
        <svg:desc/>
      </draw:frame>
      <draw:frame draw:id="id72" presentation:style-name="a460" draw:name="Footer Placeholder 5" svg:x="3.41667in" svg:y="6.95139in" svg:width="3.16667in" svg:height="0.39931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73" presentation:style-name="a464" draw:name="Slide Number Placeholder 6" svg:x="7.16667in" svg:y="6.95139in" svg:width="2.33333in" svg:height="0.39931in" presentation:class="page-number" presentation:placeholder="false">
        <draw:text-box>
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65">
      <draw:frame draw:id="id74" presentation:style-name="a469" draw:name="Title 1" svg:x="0.5in" svg:y="0.30035in" svg:width="9in" svg:height="1.25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75" presentation:style-name="a486" draw:name="Text Placeholder 2" svg:x="0.5in" svg:y="1.75in" svg:width="9in" svg:height="2.39063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03" draw:name="Content Placeholder 3" svg:x="0.5in" svg:y="4.30729in" svg:width="9in" svg:height="2.3923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08" draw:name="Date Placeholder 4" svg:x="0.5in" svg:y="6.95139in" svg:width="2.33333in" svg:height="0.39931in" presentation:class="date-time" presentation:placeholder="false">
        <draw:text-box>
          <text:p text:style-name="a507" text:class-names="" text:cond-style-name=""><text:span text:style-name="a504" text:class-names=""><text:date text:fixed="false" style:data-style-name="a505"/></text:span><text:span text:style-name="a506" text:class-names=""/></text:p>
        </draw:text-box>
        <svg:title/>
        <svg:desc/>
      </draw:frame>
      <draw:frame draw:id="id78" presentation:style-name="a511" draw:name="Footer Placeholder 5" svg:x="3.41667in" svg:y="6.95139in" svg:width="3.16667in" svg:height="0.39931in" presentation:class="footer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9" presentation:style-name="a515" draw:name="Slide Number Placeholder 6" svg:x="7.16667in" svg:y="6.95139in" svg:width="2.33333in" svg:height="0.39931in" presentation:class="page-number" presentation:placeholder="false">
        <draw:text-box>
          <text:p text:style-name="a514" text:class-names="" text:cond-style-name=""><text:span text:style-name="a512" text:class-names=""><text:page-number style:num-format="1" text:fixed="false"/></text:span><text:span text:style-name="a513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16">
      <draw:frame draw:id="id80" presentation:style-name="a520" draw:name="Title 1" svg:x="0.5in" svg:y="0.30035in" svg:width="9in" svg:height="1.25in" presentation:class="title" presentation:placeholder="false">
        <draw:text-box>
          <text:p text:style-name="a519" text:class-names="" text:cond-style-name=""><text:span text:style-name="a517" text:class-names="">Click to edit Master title style</text:span><text:span text:style-name="a518" text:class-names=""/></text:p>
        </draw:text-box>
        <svg:title/>
        <svg:desc/>
      </draw:frame>
      <draw:frame draw:id="id81" presentation:style-name="a537" draw:name="Text Placeholder 2" svg:x="0.5in" svg:y="1.75in" svg:width="4.41667in" svg:height="4.94965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Click to edit Master text styles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Second level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hird level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Fifth level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54" draw:name="Content Placeholder 3" svg:x="5.08333in" svg:y="1.75in" svg:width="4.41667in" svg:height="4.94965in" presentation:class="object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59" draw:name="Date Placeholder 4" svg:x="0.5in" svg:y="6.95139in" svg:width="2.33333in" svg:height="0.39931in" presentation:class="date-time" presentation:placeholder="false">
        <draw:text-box>
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</draw:text-box>
        <svg:title/>
        <svg:desc/>
      </draw:frame>
      <draw:frame draw:id="id84" presentation:style-name="a562" draw:name="Footer Placeholder 5" svg:x="3.41667in" svg:y="6.95139in" svg:width="3.16667in" svg:height="0.39931in" presentation:class="footer" presentation:placeholder="false">
        <draw:text-box>
          <text:p text:style-name="a561" text:class-names="" text:cond-style-name=""><text:span text:style-name="a560" text:class-names=""/></text:p>
        </draw:text-box>
        <svg:title/>
        <svg:desc/>
      </draw:frame>
      <draw:frame draw:id="id85" presentation:style-name="a566" draw:name="Slide Number Placeholder 6" svg:x="7.16667in" svg:y="6.95139in" svg:width="2.33333in" svg:height="0.39931in" presentation:class="page-number" presentation:placeholder="false">
        <draw:text-box>
          <text:p text:style-name="a565" text:class-names="" text:cond-style-name=""><text:span text:style-name="a563" text:class-names=""><text:page-number style:num-format="1" text:fixed="false"/></text:span><text:span text:style-name="a564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67">
      <draw:frame draw:id="id86" presentation:style-name="a571" draw:name="Title 1" svg:x="0.5in" svg:y="0.30035in" svg:width="9in" svg:height="1.2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87" presentation:style-name="a588" draw:name="Content Placeholder 2" svg:x="0.5in" svg:y="1.75in" svg:width="4.41667in" svg:height="4.94965in" presentation:class="object" presentation:placeholder="false">
        <draw:text-box>
          <text:list text:style-name="a574">
            <text:list-item>
              <text:p text:style-name="a573" text:class-names="" text:cond-style-name=""><text:span text:style-name="a572" text:class-names="">Click to edit Master text styles</text:span></text:p>
            </text:list-item>
          </text:list>
          <text:list text:style-name="a577">
            <text:list-item>
              <text:list text:style-name="a577">
                <text:list-item>
                  <text:p text:style-name="a576" text:class-names="" text:cond-style-name=""><text:span text:style-name="a575" text:class-names="">Second level</text:span></text:p>
                </text:list-item>
              </text:list>
            </text:list-item>
          </text:list>
          <text:list text:style-name="a580">
            <text:list-item>
              <text:list text:style-name="a580">
                <text:list-item>
                  <text:list text:style-name="a580">
                    <text:list-item>
                      <text:p text:style-name="a579" text:class-names="" text:cond-style-name=""><text:span text:style-name="a578" text:class-names="">Third level</text:span></text:p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p text:style-name="a582" text:class-names="" text:cond-style-name=""><text:span text:style-name="a5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list text:style-name="a587">
                            <text:list-item>
                              <text:p text:style-name="a586" text:class-names="" text:cond-style-name=""><text:span text:style-name="a584" text:class-names="">Fifth level</text:span><text:span text:style-name="a5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05" draw:name="Text Placeholder 3" svg:x="5.08333in" svg:y="1.75in" svg:width="4.41667in" svg:height="4.94965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10" draw:name="Date Placeholder 4" svg:x="0.5in" svg:y="6.95139in" svg:width="2.33333in" svg:height="0.39931in" presentation:class="date-time" presentation:placeholder="false">
        <draw:text-box>
          <text:p text:style-name="a609" text:class-names="" text:cond-style-name=""><text:span text:style-name="a606" text:class-names=""><text:date text:fixed="false" style:data-style-name="a607"/></text:span><text:span text:style-name="a608" text:class-names=""/></text:p>
        </draw:text-box>
        <svg:title/>
        <svg:desc/>
      </draw:frame>
      <draw:frame draw:id="id90" presentation:style-name="a613" draw:name="Footer Placeholder 5" svg:x="3.41667in" svg:y="6.95139in" svg:width="3.16667in" svg:height="0.39931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91" presentation:style-name="a617" draw:name="Slide Number Placeholder 6" svg:x="7.16667in" svg:y="6.95139in" svg:width="2.33333in" svg:height="0.39931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18">
      <draw:frame draw:id="id92" presentation:style-name="a622" draw:name="Title 1" svg:x="0.5in" svg:y="0.30035in" svg:width="9in" svg:height="1.25in" presentation:class="title" presentation:placeholder="false">
        <draw:text-box>
          <text:p text:style-name="a621" text:class-names="" text:cond-style-name=""><text:span text:style-name="a619" text:class-names="">Click to edit Master title style</text:span><text:span text:style-name="a620" text:class-names=""/></text:p>
        </draw:text-box>
        <svg:title/>
        <svg:desc/>
      </draw:frame>
      <draw:frame draw:id="id93" presentation:style-name="a639" draw:name="Text Placeholder 2" svg:x="0.5in" svg:y="1.75in" svg:width="4.41667in" svg:height="4.94965in" presentation:class="outline" presentation:placeholder="false">
        <draw:text-box>
          <text:list text:style-name="a625">
            <text:list-item>
              <text:p text:style-name="a624" text:class-names="" text:cond-style-name=""><text:span text:style-name="a623" text:class-names="">Click to edit Master text styles</text:span></text:p>
            </text:list-item>
          </text:list>
          <text:list text:style-name="a628">
            <text:list-item>
              <text:list text:style-name="a628">
                <text:list-item>
                  <text:p text:style-name="a627" text:class-names="" text:cond-style-name=""><text:span text:style-name="a626" text:class-names="">Second level</text:span></text:p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p text:style-name="a630" text:class-names="" text:cond-style-name=""><text:span text:style-name="a629" text:class-names="">Third level</text:span></text:p>
                    </text:list-item>
                  </text:list>
                </text:list-item>
              </text:list>
            </text:list-item>
          </text:list>
          <text:list text:style-name="a634">
            <text:list-item>
              <text:list text:style-name="a634">
                <text:list-item>
                  <text:list text:style-name="a634">
                    <text:list-item>
                      <text:list text:style-name="a634">
                        <text:list-item>
                          <text:p text:style-name="a633" text:class-names="" text:cond-style-name=""><text:span text:style-name="a6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list text:style-name="a638">
                            <text:list-item>
                              <text:p text:style-name="a637" text:class-names="" text:cond-style-name=""><text:span text:style-name="a635" text:class-names="">Fifth level</text:span><text:span text:style-name="a6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56" draw:name="Content Placeholder 3" svg:x="5.08333in" svg:y="1.75in" svg:width="4.41667in" svg:height="2.39063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Click to 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list text:style-name="a655">
                        <text:list-item>
                          <text:list text:style-name="a655">
                            <text:list-item>
                              <text:p text:style-name="a654" text:class-names="" text:cond-style-name=""><text:span text:style-name="a652" text:class-names="">Fifth level</text:span><text:span text:style-name="a6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73" draw:name="Content Placeholder 4" svg:x="5.08333in" svg:y="4.30729in" svg:width="4.41667in" svg:height="2.39236in" presentation:class="object" presentation:placeholder="false">
        <draw:text-box>
          <text:list text:style-name="a659">
            <text:list-item>
              <text:p text:style-name="a658" text:class-names="" text:cond-style-name=""><text:span text:style-name="a657" text:class-names="">Click to edit Master text styles</text:span></text:p>
            </text:list-item>
          </text:list>
          <text:list text:style-name="a662">
            <text:list-item>
              <text:list text:style-name="a662">
                <text:list-item>
                  <text:p text:style-name="a661" text:class-names="" text:cond-style-name=""><text:span text:style-name="a660" text:class-names="">Second level</text:span></text:p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p text:style-name="a664" text:class-names="" text:cond-style-name=""><text:span text:style-name="a663" text:class-names="">Third level</text:span></text:p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p text:style-name="a667" text:class-names="" text:cond-style-name=""><text:span text:style-name="a6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list text:style-name="a672">
                        <text:list-item>
                          <text:list text:style-name="a672">
                            <text:list-item>
                              <text:p text:style-name="a671" text:class-names="" text:cond-style-name=""><text:span text:style-name="a669" text:class-names="">Fifth level</text:span><text:span text:style-name="a6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78" draw:name="Date Placeholder 5" svg:x="0.5in" svg:y="6.95139in" svg:width="2.33333in" svg:height="0.39931in" presentation:class="date-time" presentation:placeholder="false">
        <draw:text-box>
          <text:p text:style-name="a677" text:class-names="" text:cond-style-name=""><text:span text:style-name="a674" text:class-names=""><text:date text:fixed="false" style:data-style-name="a675"/></text:span><text:span text:style-name="a676" text:class-names=""/></text:p>
        </draw:text-box>
        <svg:title/>
        <svg:desc/>
      </draw:frame>
      <draw:frame draw:id="id97" presentation:style-name="a681" draw:name="Footer Placeholder 6" svg:x="3.41667in" svg:y="6.95139in" svg:width="3.16667in" svg:height="0.39931in" presentation:class="footer" presentation:placeholder="false">
        <draw:text-box>
          <text:p text:style-name="a680" text:class-names="" text:cond-style-name=""><text:span text:style-name="a679" text:class-names=""/></text:p>
        </draw:text-box>
        <svg:title/>
        <svg:desc/>
      </draw:frame>
      <draw:frame draw:id="id98" presentation:style-name="a685" draw:name="Slide Number Placeholder 7" svg:x="7.16667in" svg:y="6.95139in" svg:width="2.33333in" svg:height="0.39931in" presentation:class="page-number" presentation:placeholder="false">
        <draw:text-box>
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686">
      <draw:frame draw:id="id99" presentation:style-name="a690" draw:name="Title 1" svg:x="0.5in" svg:y="0.30035in" svg:width="9in" svg:height="1.25in" presentation:class="title" presentation:placeholder="false">
        <draw:text-box>
          <text:p text:style-name="a689" text:class-names="" text:cond-style-name=""><text:span text:style-name="a687" text:class-names="">Click to edit Master title style</text:span><text:span text:style-name="a688" text:class-names=""/></text:p>
        </draw:text-box>
        <svg:title/>
        <svg:desc/>
      </draw:frame>
      <draw:frame draw:id="id100" presentation:style-name="a707" draw:name="Content Placeholder 2" svg:x="0.5in" svg:y="1.75in" svg:width="4.41667in" svg:height="4.94965in" presentation:class="object" presentation:placeholder="false">
        <draw:text-box>
          <text:list text:style-name="a693">
            <text:list-item>
              <text:p text:style-name="a692" text:class-names="" text:cond-style-name=""><text:span text:style-name="a691" text:class-names="">Click to edit Master text styles</text:span></text:p>
            </text:list-item>
          </text:list>
          <text:list text:style-name="a696">
            <text:list-item>
              <text:list text:style-name="a696">
                <text:list-item>
                  <text:p text:style-name="a695" text:class-names="" text:cond-style-name=""><text:span text:style-name="a694" text:class-names="">Second level</text:span></text:p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p text:style-name="a698" text:class-names="" text:cond-style-name=""><text:span text:style-name="a697" text:class-names="">Third level</text:span></text:p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p text:style-name="a701" text:class-names="" text:cond-style-name=""><text:span text:style-name="a7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list text:style-name="a706">
                            <text:list-item>
                              <text:p text:style-name="a705" text:class-names="" text:cond-style-name=""><text:span text:style-name="a703" text:class-names="">Fifth level</text:span><text:span text:style-name="a7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24" draw:name="Content Placeholder 3" svg:x="5.08333in" svg:y="1.75in" svg:width="4.41667in" svg:height="2.39063in" presentation:class="object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ck to edit Master text styles</text:span></text:p>
            </text:list-item>
          </text:list>
          <text:list text:style-name="a713">
            <text:list-item>
              <text:list text:style-name="a713">
                <text:list-item>
                  <text:p text:style-name="a712" text:class-names="" text:cond-style-name=""><text:span text:style-name="a711" text:class-names="">Second level</text:span></text:p>
                </text:list-item>
              </text:list>
            </text:list-item>
          </text:list>
          <text:list text:style-name="a716">
            <text:list-item>
              <text:list text:style-name="a716">
                <text:list-item>
                  <text:list text:style-name="a716">
                    <text:list-item>
                      <text:p text:style-name="a715" text:class-names="" text:cond-style-name=""><text:span text:style-name="a714" text:class-names="">Third level</text:span></text:p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p text:style-name="a718" text:class-names="" text:cond-style-name=""><text:span text:style-name="a7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list text:style-name="a723">
                            <text:list-item>
                              <text:p text:style-name="a722" text:class-names="" text:cond-style-name=""><text:span text:style-name="a720" text:class-names="">Fifth level</text:span><text:span text:style-name="a7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41" draw:name="Content Placeholder 4" svg:x="5.08333in" svg:y="4.30729in" svg:width="4.41667in" svg:height="2.39236in" presentation:class="object" presentation:placeholder="false">
        <draw:text-box>
          <text:list text:style-name="a727">
            <text:list-item>
              <text:p text:style-name="a726" text:class-names="" text:cond-style-name=""><text:span text:style-name="a725" text:class-names="">Click to edit Master text styles</text:span></text:p>
            </text:list-item>
          </text:list>
          <text:list text:style-name="a730">
            <text:list-item>
              <text:list text:style-name="a730">
                <text:list-item>
                  <text:p text:style-name="a729" text:class-names="" text:cond-style-name=""><text:span text:style-name="a728" text:class-names="">Second level</text:span></text:p>
                </text:list-item>
              </text:list>
            </text:list-item>
          </text:list>
          <text:list text:style-name="a733">
            <text:list-item>
              <text:list text:style-name="a733">
                <text:list-item>
                  <text:list text:style-name="a733">
                    <text:list-item>
                      <text:p text:style-name="a732" text:class-names="" text:cond-style-name=""><text:span text:style-name="a731" text:class-names="">Third level</text:span></text:p>
                    </text:list-item>
                  </text:list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list text:style-name="a736">
                        <text:list-item>
                          <text:p text:style-name="a735" text:class-names="" text:cond-style-name=""><text:span text:style-name="a7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list text:style-name="a740">
                            <text:list-item>
                              <text:p text:style-name="a739" text:class-names="" text:cond-style-name=""><text:span text:style-name="a737" text:class-names="">Fifth level</text:span><text:span text:style-name="a7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46" draw:name="Date Placeholder 5" svg:x="0.5in" svg:y="6.95139in" svg:width="2.33333in" svg:height="0.39931in" presentation:class="date-time" presentation:placeholder="false">
        <draw:text-box>
          <text:p text:style-name="a745" text:class-names="" text:cond-style-name=""><text:span text:style-name="a742" text:class-names=""><text:date text:fixed="false" style:data-style-name="a743"/></text:span><text:span text:style-name="a744" text:class-names=""/></text:p>
        </draw:text-box>
        <svg:title/>
        <svg:desc/>
      </draw:frame>
      <draw:frame draw:id="id104" presentation:style-name="a749" draw:name="Footer Placeholder 6" svg:x="3.41667in" svg:y="6.95139in" svg:width="3.16667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105" presentation:style-name="a753" draw:name="Slide Number Placeholder 7" svg:x="7.16667in" svg:y="6.95139in" svg:width="2.33333in" svg:height="0.39931in" presentation:class="page-number" presentation:placeholder="false">
        <draw:text-box>
          <text:p text:style-name="a752" text:class-names="" text:cond-style-name=""><text:span text:style-name="a750" text:class-names=""><text:page-number style:num-format="1" text:fixed="false"/></text:span><text:span text:style-name="a75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54">
      <draw:frame draw:id="id106" presentation:style-name="a758" draw:name="Title 1" svg:x="0.5in" svg:y="0.30035in" svg:width="9in" svg:height="1.25in" presentation:class="title" presentation:placeholder="false">
        <draw:text-box>
          <text:p text:style-name="a757" text:class-names="" text:cond-style-name=""><text:span text:style-name="a755" text:class-names="">Click to edit Master title style</text:span><text:span text:style-name="a756" text:class-names=""/></text:p>
        </draw:text-box>
        <svg:title/>
        <svg:desc/>
      </draw:frame>
      <draw:frame draw:id="id107" presentation:style-name="a775" draw:name="Content Placeholder 2" svg:x="0.5in" svg:y="1.75in" svg:width="9in" svg:height="2.39063in" presentation:class="object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ck to edit Master text styles</text:span></text:p>
            </text:list-item>
          </text:list>
          <text:list text:style-name="a764">
            <text:list-item>
              <text:list text:style-name="a764">
                <text:list-item>
                  <text:p text:style-name="a763" text:class-names="" text:cond-style-name=""><text:span text:style-name="a762" text:class-names="">Second level</text:span></text:p>
                </text:list-item>
              </text:list>
            </text:list-item>
          </text:list>
          <text:list text:style-name="a767">
            <text:list-item>
              <text:list text:style-name="a767">
                <text:list-item>
                  <text:list text:style-name="a767">
                    <text:list-item>
                      <text:p text:style-name="a766" text:class-names="" text:cond-style-name=""><text:span text:style-name="a765" text:class-names="">Third level</text:span></text:p>
                    </text:list-item>
                  </text:list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list text:style-name="a770">
                        <text:list-item>
                          <text:p text:style-name="a769" text:class-names="" text:cond-style-name=""><text:span text:style-name="a7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list text:style-name="a774">
                            <text:list-item>
                              <text:p text:style-name="a773" text:class-names="" text:cond-style-name=""><text:span text:style-name="a771" text:class-names="">Fifth level</text:span><text:span text:style-name="a7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792" draw:name="Text Placeholder 3" svg:x="0.5in" svg:y="4.30729in" svg:width="9in" svg:height="2.39236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>Click to edit Master text styles</text:span></text:p>
            </text:list-item>
          </text:list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 level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hird level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Fifth level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797" draw:name="Date Placeholder 4" svg:x="0.5in" svg:y="6.95139in" svg:width="2.33333in" svg:height="0.39931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/></text:span><text:span text:style-name="a795" text:class-names=""/></text:p>
        </draw:text-box>
        <svg:title/>
        <svg:desc/>
      </draw:frame>
      <draw:frame draw:id="id110" presentation:style-name="a800" draw:name="Footer Placeholder 5" svg:x="3.41667in" svg:y="6.95139in" svg:width="3.16667in" svg:height="0.39931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111" presentation:style-name="a804" draw:name="Slide Number Placeholder 6" svg:x="7.16667in" svg:y="6.95139in" svg:width="2.33333in" svg:height="0.39931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/></text:span><text:span text:style-name="a80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05">
      <draw:frame draw:id="id112" presentation:style-name="a809" draw:name="Title 1" svg:x="0.5in" svg:y="0.30035in" svg:width="9in" svg:height="1.25in" presentation:class="title" presentation:placeholder="false">
        <draw:text-box>
          <text:p text:style-name="a808" text:class-names="" text:cond-style-name=""><text:span text:style-name="a806" text:class-names="">Click to edit Master title style</text:span><text:span text:style-name="a807" text:class-names=""/></text:p>
        </draw:text-box>
        <svg:title/>
        <svg:desc/>
      </draw:frame>
      <draw:frame draw:id="id113" presentation:style-name="a826" draw:name="Content Placeholder 2" svg:x="0.5in" svg:y="1.75in" svg:width="4.41667in" svg:height="2.39063in" presentation:class="object" presentation:placeholder="false">
        <draw:text-box>
          <text:list text:style-name="a812">
            <text:list-item>
              <text:p text:style-name="a811" text:class-names="" text:cond-style-name=""><text:span text:style-name="a810" text:class-names="">Click to edit Master text styles</text:span></text:p>
            </text:list-item>
          </text:list>
          <text:list text:style-name="a815">
            <text:list-item>
              <text:list text:style-name="a815">
                <text:list-item>
                  <text:p text:style-name="a814" text:class-names="" text:cond-style-name=""><text:span text:style-name="a813" text:class-names="">Second level</text:span></text:p>
                </text:list-item>
              </text:list>
            </text:list-item>
          </text:list>
          <text:list text:style-name="a818">
            <text:list-item>
              <text:list text:style-name="a818">
                <text:list-item>
                  <text:list text:style-name="a818">
                    <text:list-item>
                      <text:p text:style-name="a817" text:class-names="" text:cond-style-name=""><text:span text:style-name="a816" text:class-names="">Third level</text:span></text:p>
                    </text:list-item>
                  </text:list>
                </text:list-item>
              </text:list>
            </text:list-item>
          </text:list>
          <text:list text:style-name="a821">
            <text:list-item>
              <text:list text:style-name="a821">
                <text:list-item>
                  <text:list text:style-name="a821">
                    <text:list-item>
                      <text:list text:style-name="a821">
                        <text:list-item>
                          <text:p text:style-name="a820" text:class-names="" text:cond-style-name=""><text:span text:style-name="a8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5">
            <text:list-item>
              <text:list text:style-name="a825">
                <text:list-item>
                  <text:list text:style-name="a825">
                    <text:list-item>
                      <text:list text:style-name="a825">
                        <text:list-item>
                          <text:list text:style-name="a825">
                            <text:list-item>
                              <text:p text:style-name="a824" text:class-names="" text:cond-style-name=""><text:span text:style-name="a822" text:class-names="">Fifth level</text:span><text:span text:style-name="a8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43" draw:name="Content Placeholder 3" svg:x="5.08333in" svg:y="1.75in" svg:width="4.41667in" svg:height="2.39063in" presentation:class="object" presentation:placeholder="false">
        <draw:text-box>
          <text:list text:style-name="a829">
            <text:list-item>
              <text:p text:style-name="a828" text:class-names="" text:cond-style-name=""><text:span text:style-name="a827" text:class-names="">Click to edit Master text styles</text:span></text:p>
            </text:list-item>
          </text:list>
          <text:list text:style-name="a832">
            <text:list-item>
              <text:list text:style-name="a832">
                <text:list-item>
                  <text:p text:style-name="a831" text:class-names="" text:cond-style-name=""><text:span text:style-name="a830" text:class-names="">Second level</text:span></text:p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p text:style-name="a834" text:class-names="" text:cond-style-name=""><text:span text:style-name="a833" text:class-names="">Third level</text:span></text:p>
                    </text:list-item>
                  </text:list>
                </text:list-item>
              </text:list>
            </text:list-item>
          </text:list>
          <text:list text:style-name="a838">
            <text:list-item>
              <text:list text:style-name="a838">
                <text:list-item>
                  <text:list text:style-name="a838">
                    <text:list-item>
                      <text:list text:style-name="a838">
                        <text:list-item>
                          <text:p text:style-name="a837" text:class-names="" text:cond-style-name=""><text:span text:style-name="a8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list text:style-name="a842">
                            <text:list-item>
                              <text:p text:style-name="a841" text:class-names="" text:cond-style-name=""><text:span text:style-name="a839" text:class-names="">Fifth level</text:span><text:span text:style-name="a8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60" draw:name="Content Placeholder 4" svg:x="0.5in" svg:y="4.30729in" svg:width="4.41667in" svg:height="2.39236in" presentation:class="object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  <text:list text:style-name="a849">
            <text:list-item>
              <text:list text:style-name="a849">
                <text:list-item>
                  <text:p text:style-name="a848" text:class-names="" text:cond-style-name=""><text:span text:style-name="a847" text:class-names="">Second level</text:span></text:p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p text:style-name="a851" text:class-names="" text:cond-style-name=""><text:span text:style-name="a85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p text:style-name="a854" text:class-names="" text:cond-style-name=""><text:span text:style-name="a8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list text:style-name="a859">
                            <text:list-item>
                              <text:p text:style-name="a858" text:class-names="" text:cond-style-name=""><text:span text:style-name="a856" text:class-names="">Fifth level</text:span><text:span text:style-name="a8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77" draw:name="Content Placeholder 5" svg:x="5.08333in" svg:y="4.30729in" svg:width="4.41667in" svg:height="2.39236in" presentation:class="object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ck to edit Master text styles</text:span></text:p>
            </text:list-item>
          </text:list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Second level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Third level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list text:style-name="a876">
                            <text:list-item>
                              <text:p text:style-name="a875" text:class-names="" text:cond-style-name=""><text:span text:style-name="a873" text:class-names="">Fifth level</text:span><text:span text:style-name="a8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882" draw:name="Date Placeholder 6" svg:x="0.5in" svg:y="6.95139in" svg:width="2.33333in" svg:height="0.39931in" presentation:class="date-time" presentation:placeholder="false">
        <draw:text-box>
          <text:p text:style-name="a881" text:class-names="" text:cond-style-name=""><text:span text:style-name="a878" text:class-names=""><text:date text:fixed="false" style:data-style-name="a879"/></text:span><text:span text:style-name="a880" text:class-names=""/></text:p>
        </draw:text-box>
        <svg:title/>
        <svg:desc/>
      </draw:frame>
      <draw:frame draw:id="id118" presentation:style-name="a885" draw:name="Footer Placeholder 7" svg:x="3.41667in" svg:y="6.95139in" svg:width="3.16667in" svg:height="0.39931in" presentation:class="footer" presentation:placeholder="false">
        <draw:text-box>
          <text:p text:style-name="a884" text:class-names="" text:cond-style-name=""><text:span text:style-name="a883" text:class-names=""/></text:p>
        </draw:text-box>
        <svg:title/>
        <svg:desc/>
      </draw:frame>
      <draw:frame draw:id="id119" presentation:style-name="a889" draw:name="Slide Number Placeholder 8" svg:x="7.16667in" svg:y="6.95139in" svg:width="2.33333in" svg:height="0.39931in" presentation:class="page-number" presentation:placeholder="false">
        <draw:text-box>
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890">
      <draw:frame draw:id="id120" presentation:style-name="a894" draw:name="Title 1" svg:x="0.5in" svg:y="0.30035in" svg:width="9in" svg:height="1.25in" presentation:class="title" presentation:placeholder="false">
        <draw:text-box>
          <text:p text:style-name="a893" text:class-names="" text:cond-style-name=""><text:span text:style-name="a891" text:class-names="">Click to edit Master title style</text:span><text:span text:style-name="a892" text:class-names=""/></text:p>
        </draw:text-box>
        <svg:title/>
        <svg:desc/>
      </draw:frame>
      <draw:frame draw:id="id121" presentation:style-name="a911" draw:name="Content Placeholder 2" svg:x="0.5in" svg:y="1.75in" svg:width="4.41667in" svg:height="2.39063in" presentation:class="object" presentation:placeholder="false">
        <draw:text-box>
          <text:list text:style-name="a897">
            <text:list-item>
              <text:p text:style-name="a896" text:class-names="" text:cond-style-name=""><text:span text:style-name="a895" text:class-names="">Click to edit Master text styles</text:span></text:p>
            </text:list-item>
          </text:list>
          <text:list text:style-name="a900">
            <text:list-item>
              <text:list text:style-name="a900">
                <text:list-item>
                  <text:p text:style-name="a899" text:class-names="" text:cond-style-name=""><text:span text:style-name="a898" text:class-names="">Second level</text:span></text:p>
                </text:list-item>
              </text:list>
            </text:list-item>
          </text:list>
          <text:list text:style-name="a903">
            <text:list-item>
              <text:list text:style-name="a903">
                <text:list-item>
                  <text:list text:style-name="a903">
                    <text:list-item>
                      <text:p text:style-name="a902" text:class-names="" text:cond-style-name=""><text:span text:style-name="a901" text:class-names="">Third level</text:span></text:p>
                    </text:list-item>
                  </text:list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list text:style-name="a906">
                        <text:list-item>
                          <text:p text:style-name="a905" text:class-names="" text:cond-style-name=""><text:span text:style-name="a9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list text:style-name="a910">
                            <text:list-item>
                              <text:p text:style-name="a909" text:class-names="" text:cond-style-name=""><text:span text:style-name="a907" text:class-names="">Fifth level</text:span><text:span text:style-name="a9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28" draw:name="Content Placeholder 3" svg:x="0.5in" svg:y="4.30729in" svg:width="4.41667in" svg:height="2.39236in" presentation:class="object" presentation:placeholder="false">
        <draw:text-box>
          <text:list text:style-name="a914">
            <text:list-item>
              <text:p text:style-name="a913" text:class-names="" text:cond-style-name=""><text:span text:style-name="a912" text:class-names="">Click to edit Master text styles</text:span></text:p>
            </text:list-item>
          </text:list>
          <text:list text:style-name="a917">
            <text:list-item>
              <text:list text:style-name="a917">
                <text:list-item>
                  <text:p text:style-name="a916" text:class-names="" text:cond-style-name=""><text:span text:style-name="a915" text:class-names="">Second level</text:span></text:p>
                </text:list-item>
              </text:list>
            </text:list-item>
          </text:list>
          <text:list text:style-name="a920">
            <text:list-item>
              <text:list text:style-name="a920">
                <text:list-item>
                  <text:list text:style-name="a920">
                    <text:list-item>
                      <text:p text:style-name="a919" text:class-names="" text:cond-style-name=""><text:span text:style-name="a918" text:class-names="">Third level</text:span></text:p>
                    </text:list-item>
                  </text:list>
                </text:list-item>
              </text:list>
            </text:list-item>
          </text:list>
          <text:list text:style-name="a923">
            <text:list-item>
              <text:list text:style-name="a923">
                <text:list-item>
                  <text:list text:style-name="a923">
                    <text:list-item>
                      <text:list text:style-name="a923">
                        <text:list-item>
                          <text:p text:style-name="a922" text:class-names="" text:cond-style-name=""><text:span text:style-name="a9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list text:style-name="a927">
                        <text:list-item>
                          <text:list text:style-name="a927">
                            <text:list-item>
                              <text:p text:style-name="a926" text:class-names="" text:cond-style-name=""><text:span text:style-name="a924" text:class-names="">Fifth level</text:span><text:span text:style-name="a9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45" draw:name="Content Placeholder 4" svg:x="5.08333in" svg:y="1.75in" svg:width="4.41667in" svg:height="4.94965in" presentation:class="object" presentation:placeholder="false">
        <draw:text-box>
          <text:list text:style-name="a931">
            <text:list-item>
              <text:p text:style-name="a930" text:class-names="" text:cond-style-name=""><text:span text:style-name="a929" text:class-names="">Click to edit Master text styles</text:span></text:p>
            </text:list-item>
          </text:list>
          <text:list text:style-name="a934">
            <text:list-item>
              <text:list text:style-name="a934">
                <text:list-item>
                  <text:p text:style-name="a933" text:class-names="" text:cond-style-name=""><text:span text:style-name="a932" text:class-names="">Second level</text:span></text:p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p text:style-name="a936" text:class-names="" text:cond-style-name=""><text:span text:style-name="a935" text:class-names="">Third level</text:span></text:p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p text:style-name="a939" text:class-names="" text:cond-style-name=""><text:span text:style-name="a9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4">
            <text:list-item>
              <text:list text:style-name="a944">
                <text:list-item>
                  <text:list text:style-name="a944">
                    <text:list-item>
                      <text:list text:style-name="a944">
                        <text:list-item>
                          <text:list text:style-name="a944">
                            <text:list-item>
                              <text:p text:style-name="a943" text:class-names="" text:cond-style-name=""><text:span text:style-name="a941" text:class-names="">Fifth level</text:span><text:span text:style-name="a9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50" draw:name="Date Placeholder 5" svg:x="0.5in" svg:y="6.95139in" svg:width="2.33333in" svg:height="0.39931in" presentation:class="date-time" presentation:placeholder="false">
        <draw:text-box>
          <text:p text:style-name="a949" text:class-names="" text:cond-style-name=""><text:span text:style-name="a946" text:class-names=""><text:date text:fixed="false" style:data-style-name="a947"/></text:span><text:span text:style-name="a948" text:class-names=""/></text:p>
        </draw:text-box>
        <svg:title/>
        <svg:desc/>
      </draw:frame>
      <draw:frame draw:id="id125" presentation:style-name="a953" draw:name="Footer Placeholder 6" svg:x="3.41667in" svg:y="6.95139in" svg:width="3.16667in" svg:height="0.39931in" presentation:class="footer" presentation:placeholder="false">
        <draw:text-box>
          <text:p text:style-name="a952" text:class-names="" text:cond-style-name=""><text:span text:style-name="a951" text:class-names=""/></text:p>
        </draw:text-box>
        <svg:title/>
        <svg:desc/>
      </draw:frame>
      <draw:frame draw:id="id126" presentation:style-name="a957" draw:name="Slide Number Placeholder 7" svg:x="7.16667in" svg:y="6.95139in" svg:width="2.33333in" svg:height="0.39931in" presentation:class="page-number" presentation:placeholder="false">
        <draw:text-box>
          <text:p text:style-name="a956" text:class-names="" text:cond-style-name=""><text:span text:style-name="a954" text:class-names=""><text:page-number style:num-format="1" text:fixed="false"/></text:span><text:span text:style-name="a955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58">
      <draw:frame draw:id="id127" presentation:style-name="a962" draw:name="Title 1" svg:x="0.5in" svg:y="0.30035in" svg:width="9in" svg:height="1.25in" presentation:class="title" presentation:placeholder="false">
        <draw:text-box>
          <text:p text:style-name="a961" text:class-names="" text:cond-style-name=""><text:span text:style-name="a959" text:class-names="">Click to edit Master title style</text:span><text:span text:style-name="a960" text:class-names=""/></text:p>
        </draw:text-box>
        <svg:title/>
        <svg:desc/>
      </draw:frame>
      <draw:frame draw:id="id128" presentation:style-name="a979" draw:name="Content Placeholder 2" svg:x="0.5in" svg:y="1.75in" svg:width="4.41667in" svg:height="2.39063in" presentation:class="object" presentation:placeholder="false">
        <draw:text-box>
          <text:list text:style-name="a965">
            <text:list-item>
              <text:p text:style-name="a964" text:class-names="" text:cond-style-name=""><text:span text:style-name="a963" text:class-names="">Click to edit Master text styles</text:span></text:p>
            </text:list-item>
          </text:list>
          <text:list text:style-name="a968">
            <text:list-item>
              <text:list text:style-name="a968">
                <text:list-item>
                  <text:p text:style-name="a967" text:class-names="" text:cond-style-name=""><text:span text:style-name="a966" text:class-names="">Second level</text:span></text:p>
                </text:list-item>
              </text:list>
            </text:list-item>
          </text:list>
          <text:list text:style-name="a971">
            <text:list-item>
              <text:list text:style-name="a971">
                <text:list-item>
                  <text:list text:style-name="a971">
                    <text:list-item>
                      <text:p text:style-name="a970" text:class-names="" text:cond-style-name=""><text:span text:style-name="a969" text:class-names="">Third level</text:span></text:p>
                    </text:list-item>
                  </text:list>
                </text:list-item>
              </text:list>
            </text:list-item>
          </text:list>
          <text:list text:style-name="a974">
            <text:list-item>
              <text:list text:style-name="a974">
                <text:list-item>
                  <text:list text:style-name="a974">
                    <text:list-item>
                      <text:list text:style-name="a974">
                        <text:list-item>
                          <text:p text:style-name="a973" text:class-names="" text:cond-style-name=""><text:span text:style-name="a9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8">
            <text:list-item>
              <text:list text:style-name="a978">
                <text:list-item>
                  <text:list text:style-name="a978">
                    <text:list-item>
                      <text:list text:style-name="a978">
                        <text:list-item>
                          <text:list text:style-name="a978">
                            <text:list-item>
                              <text:p text:style-name="a977" text:class-names="" text:cond-style-name=""><text:span text:style-name="a975" text:class-names="">Fifth level</text:span><text:span text:style-name="a9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996" draw:name="Content Placeholder 3" svg:x="0.5in" svg:y="4.30729in" svg:width="4.41667in" svg:height="2.39236in" presentation:class="object" presentation:placeholder="false">
        <draw:text-box>
          <text:list text:style-name="a982">
            <text:list-item>
              <text:p text:style-name="a981" text:class-names="" text:cond-style-name=""><text:span text:style-name="a980" text:class-names="">Click to edit Master text styles</text:span></text:p>
            </text:list-item>
          </text:list>
          <text:list text:style-name="a985">
            <text:list-item>
              <text:list text:style-name="a985">
                <text:list-item>
                  <text:p text:style-name="a984" text:class-names="" text:cond-style-name=""><text:span text:style-name="a983" text:class-names="">Second level</text:span></text:p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p text:style-name="a987" text:class-names="" text:cond-style-name=""><text:span text:style-name="a986" text:class-names="">Third level</text:span></text:p>
                    </text:list-item>
                  </text:list>
                </text:list-item>
              </text:list>
            </text:list-item>
          </text:list>
          <text:list text:style-name="a991">
            <text:list-item>
              <text:list text:style-name="a991">
                <text:list-item>
                  <text:list text:style-name="a991">
                    <text:list-item>
                      <text:list text:style-name="a991">
                        <text:list-item>
                          <text:p text:style-name="a990" text:class-names="" text:cond-style-name=""><text:span text:style-name="a9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list text:style-name="a995">
                            <text:list-item>
                              <text:p text:style-name="a994" text:class-names="" text:cond-style-name=""><text:span text:style-name="a992" text:class-names="">Fifth level</text:span><text:span text:style-name="a9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13" draw:name="Text Placeholder 4" svg:x="5.08333in" svg:y="1.75in" svg:width="4.41667in" svg:height="4.9496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18" draw:name="Date Placeholder 5" svg:x="0.5in" svg:y="6.95139in" svg:width="2.33333in" svg:height="0.39931in" presentation:class="date-time" presentation:placeholder="false">
        <draw:text-box>
          <text:p text:style-name="a1017" text:class-names="" text:cond-style-name=""><text:span text:style-name="a1014" text:class-names=""><text:date text:fixed="false" style:data-style-name="a1015"/></text:span><text:span text:style-name="a1016" text:class-names=""/></text:p>
        </draw:text-box>
        <svg:title/>
        <svg:desc/>
      </draw:frame>
      <draw:frame draw:id="id132" presentation:style-name="a1021" draw:name="Footer Placeholder 6" svg:x="3.41667in" svg:y="6.95139in" svg:width="3.16667in" svg:height="0.39931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33" presentation:style-name="a1025" draw:name="Slide Number Placeholder 7" svg:x="7.16667in" svg:y="6.95139in" svg:width="2.33333in" svg:height="0.39931in" presentation:class="page-number" presentation:placeholder="false">
        <draw:text-box>
          <text:p text:style-name="a1024" text:class-names="" text:cond-style-name=""><text:span text:style-name="a1022" text:class-names=""><text:page-number style:num-format="1" text:fixed="false"/></text:span><text:span text:style-name="a1023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26">
      <draw:frame draw:id="id134" presentation:style-name="a1030" draw:name="Title 1" svg:x="0.5in" svg:y="0.30035in" svg:width="9in" svg:height="1.25in" presentation:class="title" presentation:placeholder="false">
        <draw:text-box>
          <text:p text:style-name="a1029" text:class-names="" text:cond-style-name=""><text:span text:style-name="a1027" text:class-names="">Click to edit Master title style</text:span><text:span text:style-name="a1028" text:class-names=""/></text:p>
        </draw:text-box>
        <svg:title/>
        <svg:desc/>
      </draw:frame>
      <draw:frame draw:id="id135" presentation:style-name="a1047" draw:name="Content Placeholder 2" svg:x="0.5in" svg:y="1.75in" svg:width="4.41667in" svg:height="2.39063in" presentation:class="object" presentation:placeholder="false">
        <draw:text-box>
          <text:list text:style-name="a1033">
            <text:list-item>
              <text:p text:style-name="a1032" text:class-names="" text:cond-style-name=""><text:span text:style-name="a1031" text:class-names="">Click to edit Master text styles</text:span></text:p>
            </text:list-item>
          </text:list>
          <text:list text:style-name="a1036">
            <text:list-item>
              <text:list text:style-name="a1036">
                <text:list-item>
                  <text:p text:style-name="a1035" text:class-names="" text:cond-style-name=""><text:span text:style-name="a1034" text:class-names="">Second level</text:span></text:p>
                </text:list-item>
              </text:list>
            </text:list-item>
          </text:list>
          <text:list text:style-name="a1039">
            <text:list-item>
              <text:list text:style-name="a1039">
                <text:list-item>
                  <text:list text:style-name="a1039">
                    <text:list-item>
                      <text:p text:style-name="a1038" text:class-names="" text:cond-style-name=""><text:span text:style-name="a10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2">
            <text:list-item>
              <text:list text:style-name="a1042">
                <text:list-item>
                  <text:list text:style-name="a1042">
                    <text:list-item>
                      <text:list text:style-name="a1042">
                        <text:list-item>
                          <text:p text:style-name="a1041" text:class-names="" text:cond-style-name=""><text:span text:style-name="a10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6">
            <text:list-item>
              <text:list text:style-name="a1046">
                <text:list-item>
                  <text:list text:style-name="a1046">
                    <text:list-item>
                      <text:list text:style-name="a1046">
                        <text:list-item>
                          <text:list text:style-name="a1046">
                            <text:list-item>
                              <text:p text:style-name="a1045" text:class-names="" text:cond-style-name=""><text:span text:style-name="a1043" text:class-names="">Fifth level</text:span><text:span text:style-name="a10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64" draw:name="Content Placeholder 3" svg:x="5.08333in" svg:y="1.75in" svg:width="4.41667in" svg:height="2.39063in" presentation:class="object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Click to edit Master text styles</text:span></text:p>
            </text:list-item>
          </text:list>
          <text:list text:style-name="a1053">
            <text:list-item>
              <text:list text:style-name="a1053">
                <text:list-item>
                  <text:p text:style-name="a1052" text:class-names="" text:cond-style-name=""><text:span text:style-name="a1051" text:class-names="">Second level</text:span></text:p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p text:style-name="a1055" text:class-names="" text:cond-style-name=""><text:span text:style-name="a105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9">
            <text:list-item>
              <text:list text:style-name="a1059">
                <text:list-item>
                  <text:list text:style-name="a1059">
                    <text:list-item>
                      <text:list text:style-name="a1059">
                        <text:list-item>
                          <text:p text:style-name="a1058" text:class-names="" text:cond-style-name=""><text:span text:style-name="a10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list text:style-name="a1063">
                        <text:list-item>
                          <text:list text:style-name="a1063">
                            <text:list-item>
                              <text:p text:style-name="a1062" text:class-names="" text:cond-style-name=""><text:span text:style-name="a1060" text:class-names="">Fifth level</text:span><text:span text:style-name="a10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081" draw:name="Text Placeholder 4" svg:x="0.5in" svg:y="4.30729in" svg:width="9in" svg:height="2.39236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Click to 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086" draw:name="Date Placeholder 5" svg:x="0.5in" svg:y="6.95139in" svg:width="2.33333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/></text:span><text:span text:style-name="a1084" text:class-names=""/></text:p>
        </draw:text-box>
        <svg:title/>
        <svg:desc/>
      </draw:frame>
      <draw:frame draw:id="id139" presentation:style-name="a1089" draw:name="Footer Placeholder 6" svg:x="3.41667in" svg:y="6.95139in" svg:width="3.16667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140" presentation:style-name="a1093" draw:name="Slide Number Placeholder 7" svg:x="7.16667in" svg:y="6.95139in" svg:width="2.33333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</style:master-page>
    <style:master-page style:name="Master1-Layout24-tbl-Title-and-Table" style:page-layout-name="pageLayout1" draw:style-name="a1094">
      <draw:frame draw:id="id141" presentation:style-name="a1098" draw:name="Title 1" svg:x="0.5in" svg:y="0.30035in" svg:width="9in" svg:height="1.25in" presentation:class="title" presentation:placeholder="false">
        <draw:text-box>
          <text:p text:style-name="a1097" text:class-names="" text:cond-style-name=""><text:span text:style-name="a1095" text:class-names="">Click to edit Master title style</text:span><text:span text:style-name="a1096" text:class-names=""/></text:p>
        </draw:text-box>
        <svg:title/>
        <svg:desc/>
      </draw:frame>
      <draw:frame draw:id="id142" presentation:style-name="a1102" draw:name="Table Placeholder 2" svg:x="0.5in" svg:y="1.75in" svg:width="9in" svg:height="4.94965in" presentation:class="table" presentation:placeholder="false">
        <draw:text-box>
          <text:list text:style-name="a1101">
            <text:list-item>
              <text:p text:style-name="a1100" text:class-names="" text:cond-style-name=""><text:span text:style-name="a1099" text:class-names=""/></text:p>
            </text:list-item>
          </text:list>
        </draw:text-box>
        <svg:title/>
        <svg:desc/>
      </draw:frame>
      <draw:frame draw:id="id143" presentation:style-name="a1107" draw:name="Date Placeholder 3" svg:x="0.5in" svg:y="6.95139in" svg:width="2.33333in" svg:height="0.39931in" presentation:class="date-time" presentation:placeholder="false">
        <draw:text-box>
          <text:p text:style-name="a1106" text:class-names="" text:cond-style-name=""><text:span text:style-name="a1103" text:class-names=""><text:date text:fixed="false" style:data-style-name="a1104"/></text:span><text:span text:style-name="a1105" text:class-names=""/></text:p>
        </draw:text-box>
        <svg:title/>
        <svg:desc/>
      </draw:frame>
      <draw:frame draw:id="id144" presentation:style-name="a1110" draw:name="Footer Placeholder 4" svg:x="3.41667in" svg:y="6.95139in" svg:width="3.16667in" svg:height="0.39931in" presentation:class="footer" presentation:placeholder="false">
        <draw:text-box>
          <text:p text:style-name="a1109" text:class-names="" text:cond-style-name=""><text:span text:style-name="a1108" text:class-names=""/></text:p>
        </draw:text-box>
        <svg:title/>
        <svg:desc/>
      </draw:frame>
      <draw:frame draw:id="id145" presentation:style-name="a1114" draw:name="Slide Number Placeholder 5" svg:x="7.16667in" svg:y="6.95139in" svg:width="2.33333in" svg:height="0.39931in" presentation:class="page-number" presentation:placeholder="false">
        <draw:text-box>
          <text:p text:style-name="a1113" text:class-names="" text:cond-style-name=""><text:span text:style-name="a1111" text:class-names=""><text:page-number style:num-format="1" text:fixed="false"/></text:span><text:span text:style-name="a1112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0-18T12:28:15</meta:creation-date>
    <dc:date>2015-10-18T12:28:15</dc:date>
    <meta:editing-cycles>1</meta:editing-cycles>
    <meta:editing-duration>PT0S</meta:editing-duration>
    <meta:document-statistic meta:paragraph-count="38" meta:word-count="60"/>
  </office:meta>
</office:document-meta>
</file>